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CreatingDialog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CrerateDialog" form:control-implementation="ooo:com.sun.star.form.component.CommandButton" form:id="control1" form:label="Press to create a dialog!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CreatingDialog.createDialog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4.132cm" svg:height="1.248cm" svg:x="6.473cm" svg:y="4.357cm" draw:control="control1"/>The example provides a simple UNO component which implements the “XJobExecutor” interface. When the button is pressed a basic macro is executed and this macro creates a new instance of this component and calls the “trigger” function of the “XJobExecutor” interface. The implementation of the “trigger” function creates the sample dialog. You can take a closer look to the Basic macro by editing the macro: Select Tools -&gt; Macros -&gt; Organize Macros -&gt; StarOffice Basic, navigate into the document section of “CreatingDialogs.odt”, select the <text:s/>Standard -&gt; “CreatingDialog” module, select the “createDialog” macro and press the edi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keep-together="always" fo:hyphenation-ladder-count="no-limit" style:text-autospace="ideograph-alpha" style:punctuation-wrap="hanging" style:line-break="strict" style:tab-stop-distance="2.205cm" style:writing-mode="lr-tb"/>
      <style:text-properties fo:color="#000000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2-12-11T13:37:07</meta:creation-date>
    <dc:date>2005-01-12T10:42:14</dc:date>
    <dc:language>en-US</dc:language>
    <meta:editing-cycles>13</meta:editing-cycles>
    <meta:editing-duration>PT3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93" meta:character-count="637"/>
  </office:meta>
</office:document-meta>
</file>

<file path=Basic/Standard/CreatingDialog.xml><?xml version="1.0" encoding="utf-8"?>
<!DOCTYPE module  PUBLIC '-//OpenOffice.org//DTD OfficeDocument 1.0//EN'  'module.dtd'>
<script:module xmlns:script="http://openoffice.org/2000/script" script:name="CreatingDialog" script:language="StarBasic">REM  *****  BASIC  *****

Sub createDialog
	Dim oJobExecutor
	oJobExecutor = CreateUnoService( "com.sun.star.examples.SampleDialog" )
	oJobExecutor.trigger( "execute" )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ingDialo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